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able_20_Heading">
      <style:paragraph-properties fo:text-align="start" style:justify-single-word="false"/>
      <style:text-properties officeooo:paragraph-rsid="0042debc"/>
    </style:style>
    <style:style style:name="P2" style:family="paragraph" style:parent-style-name="Text_20_body">
      <style:paragraph-properties fo:text-align="start" style:justify-single-word="false"/>
      <style:text-properties officeooo:paragraph-rsid="0053a370"/>
    </style:style>
    <style:style style:name="P3" style:family="paragraph" style:parent-style-name="Text_20_body">
      <style:paragraph-properties fo:text-align="start" style:justify-single-word="false"/>
      <style:text-properties officeooo:paragraph-rsid="00413500"/>
    </style:style>
    <style:style style:name="P4" style:family="paragraph" style:parent-style-name="Text_20_body">
      <style:paragraph-properties fo:text-align="start" style:justify-single-word="false"/>
      <style:text-properties officeooo:paragraph-rsid="0085cd88"/>
    </style:style>
    <style:style style:name="P5" style:family="paragraph" style:parent-style-name="Text_20_body">
      <style:paragraph-properties fo:text-align="start" style:justify-single-word="false"/>
      <style:text-properties officeooo:paragraph-rsid="00d16749"/>
    </style:style>
    <style:style style:name="P6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d16749" style:font-size-asian="9.60000038146973pt" style:font-size-complex="11pt"/>
    </style:style>
    <style:style style:name="P7" style:family="paragraph" style:parent-style-name="Body">
      <style:text-properties style:font-name="Times New Roman" fo:font-size="10pt" fo:language="en" fo:country="US" officeooo:paragraph-rsid="001d4365" style:font-size-asian="10pt" style:font-size-complex="10pt"/>
    </style:style>
    <style:style style:name="P8" style:family="paragraph" style:parent-style-name="Body">
      <style:text-properties style:font-name="Times New Roman" fo:font-size="10pt" fo:language="en" fo:country="US" style:font-size-asian="10pt" style:font-size-complex="10pt"/>
    </style:style>
    <style:style style:name="P9" style:family="paragraph" style:parent-style-name="Text_20_body">
      <style:text-properties style:font-name="Times New Roman" fo:font-size="10pt" fo:language="en" fo:country="US" officeooo:paragraph-rsid="00d16749" style:font-size-asian="10pt" style:font-size-complex="10pt"/>
    </style:style>
    <style:style style:name="P10" style:family="paragraph" style:parent-style-name="Body">
      <style:text-properties style:font-name="Times New Roman" fo:font-size="10pt" fo:language="en" fo:country="US" style:text-underline-style="none" style:font-size-asian="10pt" style:font-size-complex="10pt"/>
    </style:style>
    <style:style style:name="P11" style:family="paragraph" style:parent-style-name="Text_20_body">
      <style:text-properties style:font-name="Times New Roman" fo:font-size="11pt" fo:language="en" fo:country="US" officeooo:paragraph-rsid="00ccbf6f" style:font-size-asian="9.60000038146973pt" style:font-size-complex="11pt"/>
    </style:style>
    <style:style style:name="P12" style:family="paragraph" style:parent-style-name="Text_20_body">
      <style:text-properties fo:font-size="10pt" officeooo:paragraph-rsid="00ca266d" style:font-size-asian="10pt" style:font-size-complex="10pt"/>
    </style:style>
    <style:style style:name="P13" style:family="paragraph" style:parent-style-name="Text_20_body">
      <style:text-properties fo:font-size="10pt" fo:language="en" fo:country="US" officeooo:paragraph-rsid="00ca266d" style:font-size-asian="10pt" style:font-size-complex="10pt"/>
    </style:style>
    <style:style style:name="P14" style:family="paragraph" style:parent-style-name="Text_20_body">
      <style:text-properties officeooo:paragraph-rsid="00ccbf6f"/>
    </style:style>
    <style:style style:name="P15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16" style:family="paragraph" style:parent-style-name="Body" style:list-style-name="WW8Num1"/>
    <style:style style:name="P17" style:family="paragraph" style:parent-style-name="Body" style:list-style-name="WW8Num1">
      <style:text-properties officeooo:paragraph-rsid="00d16749"/>
    </style:style>
    <style:style style:name="P18" style:family="paragraph" style:parent-style-name="Body" style:list-style-name="WW8Num1">
      <style:text-properties style:font-name="Times New Roman" fo:font-size="10pt" fo:language="en" fo:country="US" officeooo:paragraph-rsid="001c61e5" style:font-size-asian="10pt" style:font-size-complex="10pt"/>
    </style:style>
    <style:style style:name="P19" style:family="paragraph" style:parent-style-name="Body" style:list-style-name="WW8Num1">
      <style:text-properties style:font-name="Times New Roman" fo:font-size="10pt" fo:language="en" fo:country="US" officeooo:paragraph-rsid="001d4365" style:font-size-asian="10pt" style:font-size-complex="10pt"/>
    </style:style>
    <style:style style:name="P20" style:family="paragraph" style:parent-style-name="Body" style:list-style-name="WW8Num1">
      <style:text-properties style:font-name="Times New Roman" fo:font-size="10pt" fo:language="en" fo:country="US" style:font-size-asian="10pt" style:font-size-complex="10pt"/>
    </style:style>
    <style:style style:name="P21" style:family="paragraph" style:parent-style-name="Body" style:list-style-name="WW8Num1">
      <style:text-properties style:font-name="Times New Roman" fo:font-size="10pt" fo:language="en" fo:country="US" style:text-underline-style="none" style:font-size-asian="10pt" style:font-size-complex="10pt"/>
    </style:style>
    <style:style style:name="P22" style:family="paragraph" style:parent-style-name="Heading_20_2">
      <style:text-properties officeooo:paragraph-rsid="0089df4d"/>
    </style:style>
    <style:style style:name="P23" style:family="paragraph" style:parent-style-name="Heading_20_2">
      <style:text-properties officeooo:paragraph-rsid="00d16749"/>
    </style:style>
    <style:style style:name="P24" style:family="paragraph" style:parent-style-name="Heading_20_3">
      <style:text-properties officeooo:paragraph-rsid="0045a445"/>
    </style:style>
    <style:style style:name="P25" style:family="paragraph" style:parent-style-name="Heading_20_3">
      <style:text-properties officeooo:paragraph-rsid="0047684f"/>
    </style:style>
    <style:style style:name="P26" style:family="paragraph" style:parent-style-name="Heading_20_3">
      <style:text-properties officeooo:paragraph-rsid="00769778"/>
    </style:style>
    <style:style style:name="P27" style:family="paragraph" style:parent-style-name="Heading_20_3">
      <style:text-properties officeooo:paragraph-rsid="00771076"/>
    </style:style>
    <style:style style:name="P28" style:family="paragraph" style:parent-style-name="Heading_20_3">
      <style:text-properties officeooo:paragraph-rsid="00787a7a"/>
    </style:style>
    <style:style style:name="P29" style:family="paragraph" style:parent-style-name="Heading_20_3">
      <style:text-properties officeooo:paragraph-rsid="007a15fd"/>
    </style:style>
    <style:style style:name="P30" style:family="paragraph" style:parent-style-name="Heading_20_3">
      <style:text-properties officeooo:paragraph-rsid="007a2d68"/>
    </style:style>
    <style:style style:name="P31" style:family="paragraph" style:parent-style-name="Heading_20_3">
      <style:text-properties officeooo:paragraph-rsid="007acea5"/>
    </style:style>
    <style:style style:name="P32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33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paragraph-rsid="002379e6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paragraph-rsid="00413500"/>
    </style:style>
    <style:style style:name="P36" style:family="paragraph" style:parent-style-name="Text_20_body" style:list-style-name="L1">
      <style:paragraph-properties fo:text-align="start" style:justify-single-word="false"/>
      <style:text-properties officeooo:paragraph-rsid="00404e26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paragraph-rsid="0085cd88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paragraph-rsid="00d16749"/>
    </style:style>
    <style:style style:name="P39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53a370" style:font-size-asian="10pt" style:font-size-complex="10pt"/>
    </style:style>
    <style:style style:name="P40" style:family="paragraph" style:parent-style-name="Text_20_body" style:list-style-name="L3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d16749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style:font-name-complex="Times New Roman"/>
    </style:style>
    <style:style style:name="T3" style:family="text">
      <style:text-properties style:font-name="Times New Roman" fo:language="en" fo:country="US" style:font-name-complex="Times New Roman" style:text-emphasize="none"/>
    </style:style>
    <style:style style:name="T4" style:family="text">
      <style:text-properties style:font-name="Times New Roman" fo:language="en" fo:country="US" officeooo:rsid="00846dd8" style:font-name-complex="Times New Roman" style:text-emphasize="none"/>
    </style:style>
    <style:style style:name="T5" style:family="text">
      <style:text-properties style:font-name="Times New Roman" fo:language="en" fo:country="US" officeooo:rsid="00befe6f" style:font-name-complex="Times New Roman"/>
    </style:style>
    <style:style style:name="T6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7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8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9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10" style:family="text">
      <style:text-properties style:font-name="Times New Roman" fo:language="en" fo:country="US" fo:font-style="italic" officeooo:rsid="00c40a12" style:font-style-asian="italic" style:font-name-complex="Times New Roman" style:font-style-complex="italic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officeooo:rsid="00cf2022" style:font-size-asian="10pt" style:font-size-complex="10pt"/>
    </style:style>
    <style:style style:name="T13" style:family="text">
      <style:text-properties style:font-name="Times New Roman" fo:font-size="10pt" fo:language="en" fo:country="US" officeooo:rsid="003ee36a" style:font-size-asian="10pt" style:font-size-complex="10pt"/>
    </style:style>
    <style:style style:name="T14" style:family="text">
      <style:text-properties style:font-name="Times New Roman" fo:font-size="10pt" fo:language="en" fo:country="US" officeooo:rsid="00d0f9f8" style:font-size-asian="10pt" style:font-size-complex="10pt"/>
    </style:style>
    <style:style style:name="T15" style:family="text">
      <style:text-properties style:font-name="Times New Roman" fo:font-size="10pt" fo:language="en" fo:country="US" officeooo:rsid="00cfc09d" style:font-size-asian="10pt" style:font-size-complex="10pt"/>
    </style:style>
    <style:style style:name="T16" style:family="text">
      <style:text-properties style:font-name="Times New Roman" fo:font-size="10pt" fo:language="en" fo:country="US" officeooo:rsid="001f7cea" style:font-size-asian="10pt" style:font-size-complex="10pt"/>
    </style:style>
    <style:style style:name="T17" style:family="text">
      <style:text-properties style:font-name="Times New Roman" fo:font-size="10pt" fo:language="en" fo:country="US" officeooo:rsid="007000c9" style:font-size-asian="10pt" style:font-size-complex="10pt"/>
    </style:style>
    <style:style style:name="T18" style:family="text">
      <style:text-properties style:font-name="Times New Roman" fo:font-size="10pt" fo:language="en" fo:country="US" officeooo:rsid="000b506f" style:font-size-asian="10pt" style:font-size-complex="10pt"/>
    </style:style>
    <style:style style:name="T19" style:family="text">
      <style:text-properties style:font-name="Times New Roman" fo:font-size="10pt" fo:language="en" fo:country="US" officeooo:rsid="006180c0" style:font-size-asian="10pt" style:font-size-complex="10pt"/>
    </style:style>
    <style:style style:name="T20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21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22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23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24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25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26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27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28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9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30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31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32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33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34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5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36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37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55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56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57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58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59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60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61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62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63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64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style:style style:name="T65" style:family="text">
      <style:text-properties fo:font-variant="normal" fo:text-transform="none" fo:color="#000000" loext:opacity="100%" style:font-name="Times New Roman" fo:font-size="12pt" fo:letter-spacing="normal" fo:language="en" fo:country="US" style:font-name-asian="Arial1" style:font-size-asian="12pt" style:font-name-complex="Arial1" style:font-size-complex="12pt"/>
    </style:style>
    <style:style style:name="T66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70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71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officeooo:rsid="001d4365"/>
    </style:style>
    <style:style style:name="T83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84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85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86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87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88" style:family="text">
      <style:text-properties officeooo:rsid="00c792e7"/>
    </style:style>
    <style:style style:name="T89" style:family="text">
      <style:text-properties officeooo:rsid="00c8a86b"/>
    </style:style>
    <style:style style:name="T90" style:family="text">
      <style:text-properties officeooo:rsid="00cc0d54"/>
    </style:style>
    <style:style style:name="T91" style:family="text">
      <style:text-properties officeooo:rsid="00ccbf6f"/>
    </style:style>
    <style:style style:name="T92" style:family="text">
      <style:text-properties fo:font-style="italic" officeooo:rsid="00ccbf6f" style:font-style-asian="italic" style:font-style-complex="italic"/>
    </style:style>
    <style:style style:name="T93" style:family="text">
      <style:text-properties fo:font-style="italic" officeooo:rsid="00c792e7" style:font-style-asian="italic" style:font-style-complex="italic"/>
    </style:style>
    <style:style style:name="T94" style:family="text">
      <style:text-properties fo:font-style="italic" officeooo:rsid="00cc0d54" style:font-style-asian="italic" style:font-style-complex="italic"/>
    </style:style>
    <style:style style:name="T95" style:family="text">
      <style:text-properties fo:font-style="italic" officeooo:rsid="00c8a86b" style:font-style-asian="italic" style:font-style-complex="italic"/>
    </style:style>
    <style:style style:name="T96" style:family="text">
      <style:text-properties fo:font-style="italic" officeooo:rsid="00ca266d" style:font-style-asian="italic" style:font-style-complex="italic"/>
    </style:style>
    <style:style style:name="T97" style:family="text">
      <style:text-properties officeooo:rsid="00cfc09d"/>
    </style:style>
    <style:style style:name="T98" style:family="text">
      <style:text-properties officeooo:rsid="00d9127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Chadwick </text:span><text:span text:style-name="T4">Timbric</text:span><text:span text:style-name="None"><text:span text:style-name="T6"> </text:span></text:span><text:span text:style-name="Internet_20_link"><text:span text:style-name="T7">(</text:span></text:span><text:span text:style-name="Internet_20_link"><text:span text:style-name="T8">chadwick.</text:span></text:span><text:span text:style-name="Internet_20_link"><text:span text:style-name="T7">timbric@gmail.com)</text:span></text:span></text:p>
      <text:p text:style-name="P1"><text:span text:style-name="None"><text:span text:style-name="T2">Enterprise Backend Software </text:span></text:span><text:span text:style-name="None"><text:span text:style-name="T5">Developer </text:span></text:span><text:span text:style-name="None"><text:span text:style-name="T9">(</text:span></text:span><text:span text:style-name="None"><text:span text:style-name="T10">computer programmer / code author</text:span></text:span><text:span text:style-name="None"><text:span text:style-name="T9">)</text:span></text:span></text:p>
      <text:p text:style-name="P1"><text:span text:style-name="Hyperlink.0"><text:span text:style-name="T83"/></text:span></text:p>
      <text:p text:style-name="P14"><text:span text:style-name="None"><text:span text:style-name="T12">S</text:span></text:span><text:span text:style-name="None"><text:span text:style-name="T13">enior enterprise backend software developer passionate about code, </text:span></text:span><text:span text:style-name="None"><text:span text:style-name="T14">both functional and imperative</text:span></text:span><text:span text:style-name="None"><text:span text:style-name="T13">: I write mission-critical system backends across many domains, financial, transportation, telecommunications, e-commerce, defense, etc. <text:s/></text:span></text:span><text:span text:style-name="None"><text:span text:style-name="T14">I s</text:span></text:span><text:span text:style-name="None"><text:span text:style-name="T13">tart</text:span></text:span><text:span text:style-name="None"><text:span text:style-name="T14">ed</text:span></text:span><text:span text:style-name="None"><text:span text:style-name="T13"> at Sun Microsystems, Inc. assist</text:span></text:span><text:span text:style-name="None"><text:span text:style-name="T14">ing</text:span></text:span><text:span text:style-name="None"><text:span text:style-name="T13"> their </text:span></text:span><text:span text:style-name="None"><text:span text:style-name="T14">top </text:span></text:span><text:span text:style-name="None"><text:span text:style-name="T13">clients in </text:span></text:span><text:span text:style-name="None"><text:span text:style-name="T15">implementation of JEE</text:span></text:span><text:span text:style-name="None"><text:span text:style-name="T13"> </text:span></text:span><text:span text:style-name="None"><text:span text:style-name="T15">patterns </text:span></text:span><text:span text:style-name="None"><text:span text:style-name="T14">with</text:span></text:span><text:span text:style-name="None"><text:span text:style-name="T15"> code quality. <text:s/>Mo</text:span></text:span><text:span text:style-name="None"><text:span text:style-name="T14">re</text:span></text:span><text:span text:style-name="None"><text:span text:style-name="T15"> recently I used AWS, Serverless, Spring, </text:span></text:span><text:span text:style-name="None"><text:span text:style-name="T14">Network </text:span></text:span><text:span text:style-name="None"><text:span text:style-name="T15">Bulkheads, </text:span></text:span><text:span text:style-name="None"><text:span text:style-name="T14">Java </text:span></text:span><text:span text:style-name="None"><text:span text:style-name="T15">Optional’s, Reactive eXtensions, </text:span></text:span><text:span text:style-name="None"><text:span text:style-name="T14">NoSQL</text:span></text:span><text:span text:style-name="None"><text:span text:style-name="T15"> to design and author reliable </text:span></text:span><text:span text:style-name="None"><text:span text:style-name="T14">Java </text:span></text:span><text:span text:style-name="None"><text:span text:style-name="T15">systems </text:span></text:span><text:span text:style-name="None"><text:span text:style-name="T14">deployed on AWS</text:span></text:span><text:span text:style-name="None"><text:span text:style-name="T15">.</text:span></text:span></text:p>
      <text:p text:style-name="P11"><text:span text:style-name="Hyperlink.0"><text:span text:style-name="T84"/></text:span></text:p>
      <text:h text:style-name="P22" text:outline-level="2"><text:span text:style-name="None"><text:span text:style-name="T25">Skill</text:span></text:span><text:span text:style-name="None"><text:span text:style-name="T26">s</text:span></text:span><text:span text:style-name="None"><text:span text:style-name="T27"> / </text:span></text:span><text:span text:style-name="None"><text:span text:style-name="T26">Experience</text:span></text:span></text:h>
      <text:p text:style-name="P12"><text:span text:style-name="T88">Java, Bash + Linux </text:span><text:span text:style-name="T93">(Postman, Curl, jq, </text:span><text:span text:style-name="T94">tmux</text:span><text:span text:style-name="T93">)</text:span><text:span text:style-name="T88">, Spring Boot </text:span><text:span text:style-name="T93">(REST, JSON)</text:span><text:span text:style-name="T88">, AWS </text:span><text:span text:style-name="T92">(S3, SQS, Lambda, Pipelines, EC2)</text:span><text:span text:style-name="T88">, Reactive eXtensions </text:span><text:span text:style-name="T93">(RxJava)</text:span><text:span text:style-name="T88">, Bulkheads </text:span><text:span text:style-name="T93">(Hystrix)</text:span><text:span text:style-name="T88">, JEE </text:span>Design Patterns, <text:span text:style-name="T88">Microservi</text:span><text:span text:style-name="T98">c</text:span><text:span text:style-name="T88">es, </text:span><text:span text:style-name="T97">ETL, </text:span><text:span text:style-name="T88">SQL </text:span><text:span text:style-name="T93">(Oracle, PostgreSQL, Maria/MySQL)</text:span><text:span text:style-name="T88">, NoSQL </text:span><text:span text:style-name="T93">(Cassandra, Mongo)</text:span><text:span text:style-name="T88">, Messaging </text:span><text:span text:style-name="T93">(JMS, SQS, Rabbit, Active MQ)</text:span><text:span text:style-name="T88">, TDD </text:span><text:span text:style-name="T93">(JUnit, Mockito, Wiremock, Gerkin, Cucumber)</text:span><text:span text:style-name="T88">, Encryption </text:span><text:span text:style-name="T93">(</text:span><text:span text:style-name="T95">SSH</text:span><text:span text:style-name="T93">, H2-MAC, NTRU, XOR)</text:span><text:span text:style-name="T88">, </text:span><text:span text:style-name="T89">RPC TCP UDP Networking </text:span><text:span text:style-name="T93">(Wireshark, </text:span><text:span text:style-name="T96">Protobuf, Finagle, </text:span><text:span text:style-name="T93">Wireshark</text:span><text:span text:style-name="T96">, RMI, CORBA</text:span><text:span text:style-name="T93">)</text:span><text:span text:style-name="T88">, </text:span><text:span text:style-name="T90">Git</text:span><text:span text:style-name="T88">, BDD, DDD, GitHub, Bitbucket, Nexus, Artifactory, Multi-factory Auth </text:span><text:span text:style-name="T93">(OAUTH)</text:span><text:span text:style-name="T88">, Single Sign-On, OSGi, </text:span><text:span text:style-name="T91">Jenkins, Bamboo, Atlassian Tools, …</text:span></text:p>
      <text:p text:style-name="P13"><text:span text:style-name="T55"/></text:p>
      <text:h text:style-name="P23" text:outline-level="2"><text:span text:style-name="None"><text:span text:style-name="T65">Education, Certifications, Patents</text:span></text:span></text:h>
      <text:list xml:id="list3621062654" text:style-name="WW8Num1">
        <text:list-item>
          <text:list>
            <text:list-item>
              <text:p text:style-name="P17"><text:span text:style-name="None"><text:span text:style-name="T57">B.S. </text:span></text:span><text:span text:style-name="None"><text:span text:style-name="T58">in</text:span></text:span><text:span text:style-name="None"><text:span text:style-name="T57"> Computer Science </text:span></text:span><text:span text:style-name="None"><text:span text:style-name="T58">at</text:span></text:span><text:span text:style-name="None"><text:span text:style-name="T57"> University of Colorado, Boulder</text:span></text:span></text:p>
            </text:list-item>
            <text:list-item>
              <text:p text:style-name="P17"><text:span text:style-name="None"><text:span text:style-name="T57">Sun Certified Java Developer, Sun Certified Java Programmer</text:span></text:span></text:p>
            </text:list-item>
            <text:list-item>
              <text:p text:style-name="P17"><text:span text:style-name="None"><text:span text:style-name="T57">AWS Certified Developer </text:span></text:span><text:span text:style-name="None"><text:span text:style-name="T59">(in progress)</text:span></text:span></text:p>
            </text:list-item>
            <text:list-item>
              <text:p text:style-name="P17"><text:span text:style-name="None"><text:span text:style-name="T63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11">#6907423</text:span></text:span></text:a><text:span text:style-name="None"><text:span text:style-name="T63"> </text:span></text:span><text:span text:style-name="None"><text:span text:style-name="T62">(S</text:span></text:span><text:span text:style-name="None"><text:span text:style-name="T61">earch engine interface and method of controlling client searches</text:span></text:span><text:span text:style-name="None"><text:span text:style-name="T62">)</text:span></text:span></text:p>
            </text:list-item>
            <text:list-item>
              <text:p text:style-name="P17"><text:span text:style-name="None"><text:span text:style-name="T57">U</text:span></text:span><text:span text:style-name="None"><text:span text:style-name="T58">SMA </text:span></text:span><text:span text:style-name="None"><text:span text:style-name="T57">at West Point </text:span></text:span><text:span text:style-name="None"><text:span text:style-name="T60">(attended)</text:span></text:span></text:p>
            </text:list-item>
          </text:list>
        </text:list-item>
      </text:list>
      <text:p text:style-name="P9"><text:span text:style-name="T1"/></text:p>
      <text:h text:style-name="P23" text:outline-level="2"><text:span text:style-name="None"><text:span text:style-name="T67">Professional Experience</text:span></text:span></text:h>
      <text:h text:style-name="P24" text:outline-level="3"><text:span text:style-name="None"><text:span text:style-name="T29">2</text:span></text:span><text:span text:style-name="None"><text:span text:style-name="T28">/202</text:span></text:span><text:span text:style-name="None"><text:span text:style-name="T30">3</text:span></text:span><text:span text:style-name="None"><text:span text:style-name="T28"> – </text:span></text:span><text:span text:style-name="None"><text:span text:style-name="T29">4</text:span></text:span><text:span text:style-name="None"><text:span text:style-name="T28">/202</text:span></text:span><text:span text:style-name="None"><text:span text:style-name="T29">4</text:span></text:span><text:span text:style-name="None"><text:span text:style-name="T28"> Software </text:span></text:span><text:span text:style-name="None"><text:span text:style-name="T29">Developer</text:span></text:span><text:span text:style-name="None"><text:span text:style-name="T28">, </text:span></text:span><text:span text:style-name="None"><text:span text:style-name="T29">Amtrak</text:span></text:span><text:span text:style-name="None"><text:span text:style-name="T33"> </text:span></text:span><text:span text:style-name="None"><text:span text:style-name="T34">(consul</text:span></text:span><text:span text:style-name="None"><text:span text:style-name="T35">t</text:span></text:span><text:span text:style-name="None"><text:span text:style-name="T34">ing)</text:span></text:span></text:h>
      <text:list text:style-name="WW8Num3">
        <text:list-item>
          <text:p text:style-name="P32"><text:span text:style-name="None"><text:span text:style-name="T20">Primary </text:span></text:span><text:span text:style-name="None"><text:span text:style-name="T21">code</text:span></text:span><text:span text:style-name="None"><text:span text:style-name="T20"> author </text:span></text:span><text:span text:style-name="None"><text:span text:style-name="T22">(30k+ lines of code) </text:span></text:span><text:span text:style-name="None"><text:span text:style-name="T20">of their AWS rewrite of their entire outbound email system for customer purchase</text:span></text:span><text:span text:style-name="None"><text:span text:style-name="T23">s</text:span></text:span><text:span text:style-name="None"><text:span text:style-name="T20"> including trip information and sales receipts. <text:s/></text:span></text:span><text:span text:style-name="T11">Sales receipts and trip information listings </text:span><text:span text:style-name="T16">for</text:span><text:span text:style-name="T11"> all Amtrak trips, </text:span><text:span text:style-name="T16">with </text:span><text:span text:style-name="T11">add-ons, </text:span><text:span text:style-name="T16">and </text:span><text:span text:style-name="T11">purchase types, </text:span><text:span text:style-name="T16">across </text:span><text:span text:style-name="T11">all Amtrak stations, passenger classes, and third-party carrie</text:span><text:span text:style-name="T16">r</text:span><text:span text:style-name="T11">s.</text:span></text:p>
        </text:list-item>
        <text:list-item>
          <text:p text:style-name="P39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33"><text:span text:style-name="None"><text:span text:style-name="T20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2"><text:span text:style-name="None"><text:span text:style-name="T20"/></text:span></text:p>
      <text:h text:style-name="P24" text:outline-level="3"><text:span text:style-name="None"><text:span text:style-name="T41">6/</text:span></text:span><text:span text:style-name="None"><text:span text:style-name="T42">202</text:span></text:span><text:span text:style-name="None"><text:span text:style-name="T41">2</text:span></text:span><text:span text:style-name="None"><text:span text:style-name="T42"> – </text:span></text:span><text:span text:style-name="None"><text:span text:style-name="T41">1</text:span></text:span><text:span text:style-name="None"><text:span text:style-name="T42">/202</text:span></text:span><text:span text:style-name="None"><text:span text:style-name="T41">3</text:span></text:span><text:span text:style-name="None"><text:span text:style-name="T42"> </text:span></text:span><text:span text:style-name="None"><text:span text:style-name="T41">Senior </text:span></text:span><text:span text:style-name="None"><text:span text:style-name="T42">Software </text:span></text:span><text:span text:style-name="None"><text:span text:style-name="T41">Engineer</text:span></text:span><text:span text:style-name="None"><text:span text:style-name="T42">, </text:span></text:span><text:span text:style-name="None"><text:span text:style-name="T41">Global Healthcare Exchange </text:span></text:span><text:span text:style-name="None"><text:span text:style-name="T52">(GHX)</text:span></text:span></text:h>
      <text:list xml:id="list1474995652" text:style-name="L1">
        <text:list-item>
          <text:p text:style-name="P34"><text:span text:style-name="None"><text:span text:style-name="T38">Lead team authoring software connecting hospital ERP and medical equipment purchasing systems to GHX</text:span></text:span><text:span text:style-name="None"><text:span text:style-name="T39">.</text:span></text:span></text:p>
        </text:list-item>
        <text:list-item>
          <text:p text:style-name="P35"><text:span text:style-name="None"><text:span text:style-name="T38">Used AWS EC2, SQS, S3, and Lambdas, Java, Oracle.</text:span></text:span></text:p>
        </text:list-item>
        <text:list-item>
          <text:p text:style-name="P35"><text:span text:style-name="None"><text:span text:style-name="T38">Web Services, FTP, sFTP, HTTP(S), JSON serialization/deserialization, SQL.</text:span></text:span></text:p>
        </text:list-item>
        <text:list-item>
          <text:p text:style-name="P35"><text:span text:style-name="None"><text:span text:style-name="T38">Deployed in 100’s of customer data centers, two week release cadence w/ prod deploy.</text:span></text:span></text:p>
        </text:list-item>
      </text:list>
      <text:p text:style-name="P3"><text:span text:style-name="None"><text:span text:style-name="T38"/></text:span></text:p>
      <text:h text:style-name="P25" text:outline-level="3"><text:soft-page-break/><text:span text:style-name="None"><text:span text:style-name="T43">2/</text:span></text:span><text:span text:style-name="None"><text:span text:style-name="T42">2020 – 5/2022 Software Developer, PayPal w/ TCS</text:span></text:span><text:span text:style-name="None"><text:span text:style-name="T51"> </text:span></text:span><text:span text:style-name="None"><text:span text:style-name="T53">(consulting)</text:span></text:span></text:h>
      <text:list text:continue-numbering="true" text:style-name="L1">
        <text:list-item>
          <text:p text:style-name="P36"><text:span text:style-name="None"><text:span text:style-name="T39">Implemented direct deposit signup services in Spring Boot.</text:span></text:span></text:p>
        </text:list-item>
        <text:list-item>
          <text:p text:style-name="P37"><text:span text:style-name="None"><text:span text:style-name="T39">Implemented account bank migrations, bank change, for all PayPal accounts in Spring Batch.</text:span></text:span></text:p>
        </text:list-item>
        <text:list-item>
          <text:p text:style-name="P37"><text:span text:style-name="None"><text:span text:style-name="T39">Maintained and implemented feature enhancements to a batch merchan</text:span></text:span><text:span text:style-name="None"><text:span text:style-name="T40">t</text:span></text:span><text:span text:style-name="None"><text:span text:style-name="T39"> report generation system.</text:span></text:span></text:p>
        </text:list-item>
      </text:list>
      <text:p text:style-name="P4"><text:span text:style-name="None"><text:span text:style-name="T39"/></text:span></text:p>
      <text:h text:style-name="P26" text:outline-level="3"><text:span text:style-name="None"><text:span text:style-name="T44">1</text:span></text:span><text:span text:style-name="None"><text:span text:style-name="T74">/201</text:span></text:span><text:span text:style-name="None"><text:span text:style-name="T44">9</text:span></text:span><text:span text:style-name="None"><text:span text:style-name="T42"> – </text:span></text:span><text:span text:style-name="None"><text:span text:style-name="T44">10</text:span></text:span><text:span text:style-name="None"><text:span text:style-name="T74">/201</text:span></text:span><text:span text:style-name="None"><text:span text:style-name="T44">9</text:span></text:span><text:span text:style-name="None"><text:span text:style-name="T74"> Software Engineer, </text:span></text:span><text:span text:style-name="None"><text:span text:style-name="T75">Arris/</text:span></text:span><text:span text:style-name="None"><text:span text:style-name="T74">Com</text:span></text:span><text:span text:style-name="None"><text:span text:style-name="T44">mscope</text:span></text:span><text:span text:style-name="None"><text:span text:style-name="T51"> </text:span></text:span><text:span text:style-name="None"><text:span text:style-name="T53">(consulting)</text:span></text:span></text:h>
      <text:list xml:id="list112619574837107" text:continue-list="list3621062654" text:style-name="WW8Num1">
        <text:list-item>
          <text:list>
            <text:list-item>
              <text:p text:style-name="P18"><text:span text:style-name="T54">Updated the video catalog and merchandising backend originally authored by Motorola for Bouygues Telecom, France</text:span><text:span text:style-name="T81">.</text:span></text:p>
            </text:list-item>
            <text:list-item>
              <text:p text:style-name="P19"><text:span text:style-name="T82">Java EE, Wild</text:span><text:span text:style-name="T54">F</text:span><text:span text:style-name="T82">ly, Glass</text:span><text:span text:style-name="T54">F</text:span><text:span text:style-name="T82">ish, Web</text:span><text:span text:style-name="T54">S</text:span><text:span text:style-name="T82">phere, REST, Wiremock, Mockito, Postman, Wireshark.</text:span></text:p>
            </text:list-item>
          </text:list>
        </text:list-item>
      </text:list>
      <text:p text:style-name="P7"><text:span text:style-name="T82"/></text:p>
      <text:h text:style-name="P26" text:outline-level="3"><text:span text:style-name="None"><text:span text:style-name="T74">1/2018</text:span></text:span><text:span text:style-name="None"><text:span text:style-name="T42"> – </text:span></text:span><text:span text:style-name="None"><text:span text:style-name="T74">4/2018 Software Engineer, Comcast, Corp.</text:span></text:span><text:span text:style-name="None"><text:span text:style-name="T76"> </text:span></text:span><text:span text:style-name="None"><text:span text:style-name="T77">(consulting)</text:span></text:span></text:h>
      <text:list xml:id="list112618764198385" text:continue-numbering="true" text:style-name="WW8Num1">
        <text:list-item>
          <text:list>
            <text:list-item>
              <text:p text:style-name="P21">Updated one Java system to Docker/Kubernetes, Java 11, Cucumber, Reactive Extensions, Git.</text:p>
            </text:list-item>
          </text:list>
        </text:list-item>
      </text:list>
      <text:p text:style-name="P10"/>
      <text:h text:style-name="P26" text:outline-level="3"><text:span text:style-name="None"><text:span text:style-name="T36">1/2016</text:span></text:span><text:span text:style-name="None"><text:span text:style-name="T42"> – </text:span></text:span><text:span text:style-name="None"><text:span text:style-name="T36">12/2017 Software Engineer, Charter Communications.</text:span></text:span><text:span text:style-name="None"><text:span text:style-name="T33"> </text:span></text:span><text:span text:style-name="None"><text:span text:style-name="T34">(consulting)</text:span></text:span></text:h>
      <text:list xml:id="list112619268981282" text:continue-numbering="true" text:style-name="WW8Num1">
        <text:list-item>
          <text:list>
            <text:list-item>
              <text:p text:style-name="P20">Maintained 100+ Java micro-services, added new micro-services all in Amazon Web Services.</text:p>
            </text:list-item>
            <text:list-item>
              <text:p text:style-name="P20">Linux, Netflix OSS, Cassandra NoSQL, Reactive Extensions, Java 8, SQS, SNS, S3, EC2, Active MQ, Mongo, Git, Spring.</text:p>
            </text:list-item>
          </text:list>
        </text:list-item>
      </text:list>
      <text:p text:style-name="P8"/>
      <text:h text:style-name="P26" text:outline-level="3"><text:span text:style-name="None"><text:span text:style-name="T66">9/2014</text:span></text:span><text:span text:style-name="None"><text:span text:style-name="T42"> – </text:span></text:span><text:span text:style-name="None"><text:span text:style-name="T45">2/</text:span></text:span><text:span text:style-name="None"><text:span text:style-name="T66">2015 Software Engineer, Comcast, Corp.</text:span></text:span><text:span text:style-name="None"><text:span text:style-name="T79"> </text:span></text:span><text:span text:style-name="None"><text:span text:style-name="T78">(consulting)</text:span></text:span></text:h>
      <text:list xml:id="list112618668439811" text:continue-numbering="true" text:style-name="WW8Num1">
        <text:list-item>
          <text:list>
            <text:list-item>
              <text:p text:style-name="P20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8"/>
      <text:h text:style-name="P26" text:outline-level="3"><text:bookmark text:name="_DdeLink__417_1509657990"/><text:span text:style-name="None"><text:span text:style-name="T66">2/2014</text:span></text:span><text:span text:style-name="None"><text:span text:style-name="T42"> – </text:span></text:span><text:span text:style-name="None"><text:span text:style-name="T66">5/2014 Software Engineer, Tendril, Inc.</text:span></text:span></text:h>
      <text:list xml:id="list112619269227688" text:continue-numbering="true" text:style-name="WW8Num1">
        <text:list-item>
          <text:list>
            <text:list-item>
              <text:p text:style-name="P16"><text:span text:style-name="None"><text:span text:style-name="T57">Back-end dev-ops programmer on SOA Finagle+Protobuf+Cloud Java/Scala micro-services.</text:span></text:span></text:p>
            </text:list-item>
            <text:list-item>
              <text:p text:style-name="P16"><text:span text:style-name="None"><text:span text:style-name="T57">Atlassian, Cucumber BDD, PostgreSQL, Hadoop, Hibernate, Scala, Intelli-J IDEA, Git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6" text:outline-level="3"><text:span text:style-name="None"><text:span text:style-name="T66">2/2010</text:span></text:span><text:span text:style-name="None"><text:span text:style-name="T42"> – </text:span></text:span><text:span text:style-name="None"><text:span text:style-name="T66">12/2013 Senior Software Engineer, JDA Software Group, Inc.</text:span></text:span></text:h>
      <text:list xml:id="list112619314094716" text:continue-numbering="true" text:style-name="WW8Num1">
        <text:list-item>
          <text:list>
            <text:list-item>
              <text:p text:style-name="P16"><text:span text:style-name="None"><text:span text:style-name="T57">Project Lead for integration of iOS, Android mobile task system with legacy web-based system</text:span></text:span></text:p>
            </text:list-item>
            <text:list-item>
              <text:p text:style-name="P16"><text:span text:style-name="None"><text:span text:style-name="T57">Tasks roughly are E-mail messages enhanced for distributing and tracking business actions.</text:span></text:span></text:p>
            </text:list-item>
            <text:list-item>
              <text:p text:style-name="P16"><text:span text:style-name="None"><text:span text:style-name="T57">Customers included Fortune-500 companies. Scalability, performance were significant.</text:span></text:span></text:p>
            </text:list-item>
            <text:list-item>
              <text:p text:style-name="P16"><text:span text:style-name="None"><text:span text:style-name="T57">Technologies: OSGi, Gradle, Git, and Sql Server, Git, Mercurial, Subversion, CVS.</text:span></text:span></text:p>
            </text:list-item>
            <text:list-item>
              <text:p text:style-name="P16"><text:span text:style-name="None"><text:span text:style-name="T57">Extended and maintained legacy J2EE web-based task management system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7" text:outline-level="3"><text:span text:style-name="None"><text:span text:style-name="T68">1/</text:span></text:span><text:span text:style-name="None"><text:span text:style-name="T66">2008</text:span></text:span><text:span text:style-name="None"><text:span text:style-name="T42"> – </text:span></text:span><text:span text:style-name="None"><text:span text:style-name="T46">12/</text:span></text:span><text:span text:style-name="None"><text:span text:style-name="T66">2009 Independent Software Development Consultant</text:span></text:span></text:h>
      <text:list xml:id="list112620404413455" text:continue-numbering="true" text:style-name="WW8Num1">
        <text:list-item>
          <text:list>
            <text:list-item>
              <text:p text:style-name="P16"><text:span text:style-name="None"><text:span text:style-name="T57">Extended and maintained a JEE merchandise inventory system with MySQL DB, Java, Spring.</text:span></text:span></text:p>
            </text:list-item>
            <text:list-item>
              <text:p text:style-name="P16"><text:span text:style-name="None"><text:span text:style-name="T57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8" text:outline-level="3"><text:span text:style-name="None"><text:span text:style-name="T69">2/2007</text:span></text:span><text:span text:style-name="None"><text:span text:style-name="T42"> – </text:span></text:span><text:span text:style-name="None"><text:span text:style-name="T47">12/</text:span></text:span><text:span text:style-name="None"><text:span text:style-name="T66">2007 Chief Operation Officer, Evolution Hosting, Inc.</text:span></text:span></text:h>
      <text:list xml:id="list112619803643396" text:continue-numbering="true" text:style-name="WW8Num1">
        <text:list-item>
          <text:list>
            <text:list-item>
              <text:p text:style-name="P16"><text:span text:style-name="None"><text:span text:style-name="T57">Viawest data center Linux servers for J2EE applications with Java management software, Java, Linux, VMware, Zen, Amazon Web Services.</text:span></text:span></text:p>
            </text:list-item>
            <text:list-item>
              <text:p text:style-name="P16"><text:soft-page-break/><text:span text:style-name="None"><text:span text:style-name="T57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9" text:outline-level="3"><text:span text:style-name="None"><text:span text:style-name="T70">2/</text:span></text:span><text:span text:style-name="None"><text:span text:style-name="T66">2004</text:span></text:span><text:span text:style-name="None"><text:span text:style-name="T42"> – </text:span></text:span><text:span text:style-name="None"><text:span text:style-name="T48">1/</text:span></text:span><text:span text:style-name="None"><text:span text:style-name="T66">2007 Independent Software Development Consultant</text:span></text:span></text:h>
      <text:list xml:id="list112619802590891" text:continue-numbering="true" text:style-name="WW8Num1">
        <text:list-item>
          <text:list>
            <text:list-item>
              <text:p text:style-name="P16"><text:span text:style-name="None"><text:span text:style-name="T57">Created NIO client with could reach 100 Mb/s scale message rates.</text:span></text:span></text:p>
            </text:list-item>
            <text:list-item>
              <text:p text:style-name="P16"><text:span text:style-name="None"><text:span text:style-name="T57">Created new web sites, Java.</text:span></text:span></text:p>
            </text:list-item>
            <text:list-item>
              <text:p text:style-name="P16"><text:span text:style-name="None"><text:span text:style-name="T57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30" text:outline-level="3"><text:span text:style-name="None"><text:span text:style-name="T71">2/</text:span></text:span><text:span text:style-name="None"><text:span text:style-name="T66">2002</text:span></text:span><text:span text:style-name="None"><text:span text:style-name="T42"> – </text:span></text:span><text:span text:style-name="None"><text:span text:style-name="T49">2/</text:span></text:span><text:span text:style-name="None"><text:span text:style-name="T66">2004 Senior Software Architect, Packexpo, Inc.</text:span></text:span></text:h>
      <text:list xml:id="list112620345186112" text:continue-numbering="true" text:style-name="WW8Num1">
        <text:list-item>
          <text:list>
            <text:list-item>
              <text:p text:style-name="P16"><text:span text:style-name="None"><text:span text:style-name="T57">Created a reporting systems for packaging advertising services.</text:span></text:span></text:p>
            </text:list-item>
            <text:list-item>
              <text:p text:style-name="P16"><text:span text:style-name="None"><text:span text:style-name="T57">Maintained packaging advertising web site.</text:span></text:span></text:p>
            </text:list-item>
            <text:list-item>
              <text:p text:style-name="P16"><text:span text:style-name="None"><text:span text:style-name="T57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31" text:outline-level="3"><text:span text:style-name="None"><text:span text:style-name="T72">2/</text:span></text:span><text:span text:style-name="None"><text:span text:style-name="T66">1999</text:span></text:span><text:span text:style-name="None"><text:span text:style-name="T42"> – </text:span></text:span><text:span text:style-name="None"><text:span text:style-name="T50">1/</text:span></text:span><text:span text:style-name="None"><text:span text:style-name="T66">2002 Java Consult</text:span></text:span><text:span text:style-name="None"><text:span text:style-name="T72">ing</text:span></text:span><text:span text:style-name="None"><text:span text:style-name="T66">, Sun Java Center, Sun Microsystems, Inc.</text:span></text:span></text:h>
      <text:list xml:id="list112620342358264" text:continue-numbering="true" text:style-name="WW8Num1">
        <text:list-item>
          <text:list>
            <text:list-item>
              <text:p text:style-name="P16"><text:span text:style-name="None"><text:span text:style-name="T57">Represented Sun for RUP, UP, SunTone, OOA&amp;D mentoring and J2EE coding, Java, SCCS, Teamware, RCS, Solaris, Java.</text:span></text:span></text:p>
            </text:list-item>
            <text:list-item>
              <text:p text:style-name="P16"><text:span text:style-name="None"><text:span text:style-name="T57">Consulted at Citigroup, Vanguard Fiduciary Trust, Credit Suisse.</text:span></text:span></text:p>
            </text:list-item>
            <text:list-item>
              <text:p text:style-name="P16"><text:span text:style-name="None"><text:span text:style-name="T57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Heading_20_3" text:outline-level="3"><text:span text:style-name="None"><text:span text:style-name="T73">4/</text:span></text:span><text:span text:style-name="None"><text:span text:style-name="T66">1998 – </text:span></text:span><text:span text:style-name="None"><text:span text:style-name="T73">1/</text:span></text:span><text:span text:style-name="None"><text:span text:style-name="T66">1999 Java Developer, Sun Microsystems, Inc.</text:span></text:span></text:h>
      <text:list text:continue-numbering="true" text:style-name="WW8Num1">
        <text:list-item>
          <text:list>
            <text:list-item>
              <text:p text:style-name="P16"><text:span text:style-name="None"><text:span text:style-name="T57">Created web-based and Swing computer assisted training systems.</text:span></text:span></text:p>
            </text:list-item>
            <text:list-item>
              <text:p text:style-name="P16"><text:span text:style-name="None"><text:span text:style-name="T57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57"/></text:span></text:p>
      <text:h text:style-name="P23" text:outline-level="2"><text:span text:style-name="None"><text:span text:style-name="T31">Software Architecture</text:span></text:span></text:h>
      <text:list xml:id="list2980214297" text:style-name="L2">
        <text:list-item>
          <text:p text:style-name="P38"><text:span text:style-name="T17">The C4 Model – Context, Containers, Components, Code</text:span><text:span text:style-name="T11">: </text:span><text:a xlink:type="simple" xlink:href="https://c4model.com/" text:style-name="Internet_20_link" text:visited-style-name="Visited_20_Internet_20_Link"><text:span text:style-name="Internet_20_link"><text:span text:style-name="T85">https://</text:span></text:span><text:span text:style-name="Internet_20_link"><text:span text:style-name="T86">c4model</text:span></text:span><text:span text:style-name="Internet_20_link"><text:span text:style-name="T85">.com</text:span></text:span></text:a></text:p>
        </text:list-item>
      </text:list>
      <text:p text:style-name="P5"><text:span text:style-name="Internet_20_link"><text:span text:style-name="T85"/></text:span></text:p>
      <text:h text:style-name="P23" text:outline-level="2"><text:span text:style-name="None"><text:span text:style-name="T28">Cod</text:span></text:span><text:span text:style-name="None"><text:span text:style-name="T32">e </text:span></text:span><text:span text:style-name="None"><text:span text:style-name="T37">Examples</text:span></text:span></text:h>
      <text:list text:continue-numbering="true" text:style-name="L2">
        <text:list-item>
          <text:p text:style-name="P38"><text:span text:style-name="T11">Finite State Machine: </text:span><text:a xlink:type="simple" xlink:href="https://github.com/chadwickboggs/fsm" text:style-name="Internet_20_link" text:visited-style-name="Visited_20_Internet_20_Link"><text:span text:style-name="Internet_20_link"><text:span text:style-name="T85">https://github.com/chadwickboggs/fsm</text:span></text:span></text:a></text:p>
        </text:list-item>
        <text:list-item>
          <text:p text:style-name="P38"><text:span text:style-name="T11">Crypto</text:span><text:span text:style-name="T18">graphy: </text:span><text:a xlink:type="simple" xlink:href="https://github.com/chadwickboggs/crypto" text:style-name="Internet_20_link" text:visited-style-name="Visited_20_Internet_20_Link"><text:span text:style-name="Internet_20_link"><text:span text:style-name="T85">https://github.com/chadwickboggs/crypto</text:span></text:span></text:a></text:p>
        </text:list-item>
        <text:list-item>
          <text:p text:style-name="P38"><text:span text:style-name="T19">Spring Boot</text:span><text:span text:style-name="T11">:</text:span><text:span text:style-name="T24"> </text:span><text:a xlink:type="simple" xlink:href="https://github.com/chadwickboggs/xchange" text:style-name="Internet_20_link" text:visited-style-name="Visited_20_Internet_20_Link"><text:span text:style-name="Internet_20_link"><text:span text:style-name="T87">https://github.com/chadwickboggs/xchange</text:span></text:span></text:a></text:p>
        </text:list-item>
      </text:list>
      <text:p text:style-name="P5"><text:span text:style-name="Internet_20_link"><text:span text:style-name="T87"/></text:span></text:p>
      <text:h text:style-name="P23" text:outline-level="2"><text:span text:style-name="None"><text:span text:style-name="T80">Profile Image</text:span></text:span></text:h>
      <text:list text:style-name="L3">
        <text:list-item>
          <text:p text:style-name="P40"><text:span text:style-name="T56">Tiffany Timbric: </text:span><text:a xlink:type="simple" xlink:href="https://tiffanytimbric.com/images/profile_image.jpg" text:style-name="Internet_20_link" text:visited-style-name="Visited_20_Internet_20_Link"><text:span text:style-name="T56">https://tiffanytimbric.com/images/profile_image.jpg</text:span></text:a></text:p>
        </text:list-item>
      </text:list>
      <text:p text:style-name="P6"><text:span text:style-name="None"><text:span text:style-name="T6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ListLabel_20_1" style:display-name="ListLabel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9-19T11:26:18.225748608</dc:date>
    <meta:editing-duration>PT5H53M13S</meta:editing-duration>
    <meta:editing-cycles>157</meta:editing-cycles>
    <dc:creator>Tiffany Timbric</dc:creator>
    <meta:print-date>2024-08-29T09:39:23.825824560</meta:print-date>
    <meta:printed-by>PDF files: Tiffany Timbric</meta:printed-by>
    <meta:document-statistic meta:table-count="0" meta:image-count="0" meta:object-count="0" meta:page-count="3" meta:paragraph-count="73" meta:word-count="930" meta:character-count="6859" meta:non-whitespace-character-count="6031"/>
  </office:meta>
</office:document-meta>
</file>